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16.045cm" style:use-optimal-column-width="false"/>
    </style:style>
    <style:style style:name="co3" style:family="table-column">
      <style:table-column-properties style:column-width="2.658cm" style:use-optimal-column-width="false"/>
    </style:style>
    <style:style style:name="co4" style:family="table-column">
      <style:table-column-properties style:column-width="3.238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1.508cm" style:use-optimal-row-height="false"/>
    </style:style>
    <style:style style:name="ro3" style:family="table-row">
      <style:table-row-properties style:row-height="1.317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paragraph-properties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style:paragraph-properties>
        <style:tab-stops/>
      </style:paragraph-properties>
      <style:text-properties fo:font-size="13pt" style:font-size-asian="13pt" style:font-size-complex="13pt"/>
    </style:style>
    <style:style style:name="P2" style:family="paragraph">
      <style:paragraph-properties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799cm" svg:height="8.699cm" svg:x="0.505cm" svg:y="5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Component</text:span></text:p>
              </table:table-cell>
              <table:table-cell>
                <text:p text:style-name="P2"><text:span text:style-name="T1">Reasoning</text:span></text:p>
              </table:table-cell>
              <table:table-cell>
                <text:p text:style-name="P2"><text:span text:style-name="T1">Quantity</text:span></text:p>
              </table:table-cell>
              <table:table-cell>
                <text:p text:style-name="P2"><text:span text:style-name="T1">Cost (CA$)</text:span></text:p>
              </table:table-cell>
            </table:table-row>
            <table:table-row table:style-name="ro2" table:default-cell-style-name="ce2">
              <table:table-cell>
                <text:p text:style-name="P3"><text:a xlink:href="https://www.amazon.ca/dp/B0F48DV38M?_encoding=UTF8&amp;th=1" xlink:type="simple">Freenove 
ESP32-S3 CAM Board</text:a></text:p>
              </table:table-cell>
              <table:table-cell>
                <text:p text:style-name="P3">- Integrated WiFi, camera, and SD card interfaces remove noise that would come from using breakout boards</text:p>
                <text:p text:style-name="P3">- 16MB flash gives extra headroom for future software features </text:p>
                <text:p text:style-name="P3">- &gt;30 usable GPIO pins </text:p>
              </table:table-cell>
              <table:table-cell>
                <text:p text:style-name="P3">2</text:p>
              </table:table-cell>
              <table:table-cell>
                <text:p text:style-name="P3">59.90</text:p>
              </table:table-cell>
            </table:table-row>
            <table:table-row table:style-name="ro3" table:default-cell-style-name="ce2">
              <table:table-cell>
                <text:p text:style-name="P3"><text:a xlink:href="https://www.amazon.ca/YELUFT-GY-NEO6MV2-Control-Support-Raspberry/dp/B0F2DKWJ4J?crid=1C1TLCYQ4990F&amp;dib=eyJ2IjoiMSJ9.cAOmj1YaF8jwdIdUhTHcy7_cz0aajUnFLIlcZ1muxYBEk5KXhyfiy_fGh6WlromPo2uvV-X9w-AkdJzhVerJU4UZSG6IQBCY2dJTnJm6eE65F_50EZBx4nbxxfGT8dQI0ebOFGaY3u6KMwmppoS2bf9uUZcR01Nh4zAHWnwAgfcyp5nh5y3eEH6jGz4UcUTxDxrlVKcb3jUYoicTAOIMbFRp2XvaHAOE4sE2AAMvct7qUKS1MXKnTCfwCeNjxuV_g9X6Bp_5Vmaa8pcHVI22_uxPyOA_5g_6f-7XnB4Lozc.Q2VYuLrJf3Qify4VUVrHsMRUiNl1pi18QfLvKomqFnM&amp;dib_tag=se&amp;keywords=gps%2Bmodule&amp;qid=1758770302&amp;s=electronics&amp;sprefix=gps%2Bmodule%2Celectronics%2C101&amp;sr=1-17&amp;th=1" xlink:type="simple">GY-NEO6MV2 GPS Module</text:a></text:p>
              </table:table-cell>
              <table:table-cell>
                <text:p text:style-name="P3">- Large antenna for better signal acquisition </text:p>
              </table:table-cell>
              <table:table-cell>
                <text:p text:style-name="P3">2</text:p>
              </table:table-cell>
              <table:table-cell>
                <text:p text:style-name="P3">19.75</text:p>
              </table:table-cell>
            </table:table-row>
            <table:table-row table:style-name="ro2" table:default-cell-style-name="ce2">
              <table:table-cell>
                <text:p text:style-name="P3"><text:a xlink:href="https://www.amazon.ca/gp/product/B0751LFCZT?smid=A29AOP4GIE7DX6&amp;psc=1" xlink:type="simple">CANADUINO OLED Display 128x64 Pixel</text:a></text:p>
              </table:table-cell>
              <table:table-cell>
                <text:p text:style-name="P3">- Cheap display </text:p>
                <text:p text:style-name="P3">- Interface using I2C</text:p>
              </table:table-cell>
              <table:table-cell>
                <text:p text:style-name="P3">3</text:p>
              </table:table-cell>
              <table:table-cell>
                <text:p text:style-name="P3">18.90</text:p>
              </table:table-cell>
            </table:table-row>
            <table:table-row table:style-name="ro4" table:default-cell-style-name="ce2">
              <table:table-cell>
                <text:p text:style-name="P3"><text:a xlink:href="https://www.amazon.ca/Aideepen-OV5640-Camera-Module-Megapixel/dp/B0BVHTFKQG?crid=2GDH5KI6OB0E5&amp;dib=eyJ2IjoiMSJ9.E5kH_Hv0am-9-vmmz7Vr3LFcyEyAy6laIQD9UdogyGBfJDXWCGehMOfhg74dSyH5f8JlWMmKDtvqbfWk3bI8574DwKt6L9WiT_WG6TtRbr3e5JRLMhD6pDOEC-Mh2lX_fLAaOKRxkWeqJTSTCxK7Am29lkjABJWENXvGXTz2sSblGsb_fFvPCEMy223hvH7zAS-d-0Ovx8RAnLwBrJvaRmgUqlmEVZwJk0WIRqqOS0N9e21LcfF1iah-1hpkk4TB7tzFCacQhsH3tauMVa0J6HEAXHgK4e6WbIyk9SqLGe4.K5ws3aXX7Pm-aGcge-id3SeIV0DxsAkDvbMH1XK9DQQ&amp;dib_tag=se&amp;keywords=OV5640&amp;qid=1758770438&amp;s=electronics&amp;sprefix=ov5640%2B%2Celectronics%2C241&amp;sr=1-3&amp;th=1" xlink:type="simple">Aideepen OV5640 160°</text:a></text:p>
              </table:table-cell>
              <table:table-cell>
                <text:p text:style-name="P3">- Wide fish-eye lens to capture more </text:p>
                <text:p text:style-name="P3">- Compatible with ESP32-S3</text:p>
              </table:table-cell>
              <table:table-cell>
                <text:p text:style-name="P3">2</text:p>
              </table:table-cell>
              <table:table-cell>
                <text:p text:style-name="P3">31.98</text:p>
              </table:table-cell>
            </table:table-row>
            <table:table-row table:style-name="ro2" table:default-cell-style-name="ce2">
              <table:table-cell>
                <text:p text:style-name="P3"><text:a xlink:href="https://www.amazon.ca/WayinTop-Gyroscope-Accelerometer-Converter-Arduino/dp/B07P5YXBXV?crid=315SH2QN2V61&amp;dib=eyJ2IjoiMSJ9.YHJJx6Nuw9bkRcwSqx59oUKSdgoNOmCHQxjcFyvVdMk1AZwoL_PCY4s1oKi5nIrXn3dik7w1HYdub35kLhHH8A93L-5fX2zwLVUi7XVMCASPL91LhxlSFU-XLTBnz3vBGM1CVwCZaGKcUfOp4J20vLCx4s8ZXiYMPdl_LnWHNWxNj1Dvn8algV-Bgnm9UZNmUdMlLr0GTrLz5_GJoMzV8LWgH-CM7YgR1auTKi7UQmmD59cyaZ5OsjSXCP4gCd0rkCMQauH_n_AHI3UfzUxqhm8-7ie39lHK7xZ-APKGQXo.gbd5ybRIwBaFFJrRWZjKOW7iVwyyudhmMpVpBP0zqkU&amp;dib_tag=se&amp;keywords=accelerometer&amp;qid=1758770188&amp;sprefix=acce%2Caps%2C133&amp;sr=8-8" xlink:type="simple">GY-521 3 Axis Accelerometer</text:a></text:p>
              </table:table-cell>
              <table:table-cell>
                <text:p text:style-name="P3">- Basic accelerometer with I2C</text:p>
              </table:table-cell>
              <table:table-cell>
                <text:p text:style-name="P3">2</text:p>
              </table:table-cell>
              <table:table-cell>
                <text:p text:style-name="P3">12.9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4.421cm" svg:height="1.195cm" svg:x="1.27cm" svg:y="0.943cm">
          <draw:text-box>
            <text:p text:style-name="P4"><text:span text:style-name="T2">GPD</text:span><text:span text:style-name="T2">ashc</text:span><text:span text:style-name="T2">am </text:span><text:span text:style-name="T2">Com</text:span><text:span text:style-name="T2">pone</text:span><text:span text:style-name="T2">nt </text:span><text:span text:style-name="T2">Selec</text:span><text:span text:style-name="T2">tion</text:span></text:p>
          </draw:text-box>
        </draw:frame>
        <draw:frame draw:style-name="gr2" draw:text-style-name="P7" draw:layer="layout" svg:width="26.037cm" svg:height="2.471cm" svg:x="0.633cm" svg:y="2.74cm">
          <draw:text-box>
            <text:p text:style-name="P6"><text:span text:style-name="T3">We are </text:span><text:span text:style-name="T3">prioritizin</text:span><text:span text:style-name="T3">g </text:span><text:span text:style-name="T3">inexpensi</text:span><text:span text:style-name="T3">ve </text:span><text:span text:style-name="T3">compone</text:span><text:span text:style-name="T3">nts that </text:span><text:span text:style-name="T3">interface </text:span><text:span text:style-name="T3">using I2C </text:span><text:span text:style-name="T3">to reduce </text:span><text:span text:style-name="T3">GPIO pin </text:span><text:span text:style-name="T3">usage. </text:span></text:p>
            <text:p text:style-name="P6"><text:span text:style-name="T3"/></text:p>
            <text:p text:style-name="P6"><text:span text:style-name="T3">Total </text:span><text:span text:style-name="T3">cost: </text:span><text:span text:style-name="T3">CA$143.</text:span><text:span text:style-name="T3">52</text:span><text:span text:style-name="T3"><text:line-break/></text:span><text:span text:style-name="T3">High cost </text:span><text:span text:style-name="T3">because </text:span><text:span text:style-name="T3">we are </text:span><text:span text:style-name="T3">not </text:span><text:span text:style-name="T3">buying </text:span><text:span text:style-name="T3">bulk and </text:span><text:span text:style-name="T3">are </text:span><text:span text:style-name="T3">buying </text:span><text:span text:style-name="T3">two of </text:span><text:span text:style-name="T3">each so </text:span><text:span text:style-name="T3">that we </text:span><text:span text:style-name="T3">can </text:span><text:span text:style-name="T3">prototype </text:span><text:span text:style-name="T3">separatel</text:span><text:span text:style-name="T3">y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22:24:57.335084478</meta:creation-date>
    <dc:date>2025-09-24T23:41:19.947737959</dc:date>
    <meta:editing-duration>PT14M6S</meta:editing-duration>
    <meta:editing-cycles>2</meta:editing-cycles>
    <meta:generator>LibreOffice/7.4.7.2$Linux_X86_64 LibreOffice_project/40$Build-2</meta:generator>
    <meta:document-statistic meta:object-count="26"/>
  </office:meta>
</office:document-meta>
</file>